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id="id8" draw:layer="layout" svg:width="2.5cm" svg:height="2.5cm" svg:x="1.5cm" svg:y="9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2.5cm" svg:height="2.5cm" svg:x="9cm" svg:y="2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2.5cm" svg:height="2.5cm" svg:x="17.5cm" svg:y="2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6" draw:layer="layout" svg:width="2.5cm" svg:height="2.5cm" svg:x="23.1cm" svg:y="9cm">
          <text:p text:style-name="P1">S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2.5cm" svg:height="2.5cm" svg:x="9cm" svg:y="9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2.5cm" svg:height="2.5cm" svg:x="17.5cm" svg:y="9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2.5cm" svg:height="2.5cm" svg:x="9cm" svg:y="16.5cm">
          <text:p text:style-name="P1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2.5cm" svg:height="2.5cm" svg:x="17.5cm" svg:y="16.5cm">
          <text:p text:style-name="P1">S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cm" svg:y1="17.75cm" svg:x2="9cm" svg:y2="3.25cm" draw:start-shape="id1" draw:start-glue-point="6" draw:end-shape="id2" draw:end-glue-point="6" svg:d="m9000 17750c-751 0-751-14500 0-14500">
          <text:p/>
        </draw:connector>
        <draw:connector draw:style-name="gr3" draw:text-style-name="P1" draw:layer="layout" draw:type="curve" svg:x1="11.5cm" svg:y1="3.25cm" svg:x2="11.5cm" svg:y2="17.75cm" draw:start-shape="id2" draw:start-glue-point="10" draw:end-shape="id1" svg:d="m11500 3250c753 0 753 14500 0 14500">
          <text:p/>
        </draw:connector>
        <draw:connector draw:style-name="gr3" draw:text-style-name="P1" draw:layer="layout" draw:type="curve" svg:x1="11.134cm" svg:y1="4.134cm" svg:x2="11.134cm" svg:y2="9.366cm" draw:start-shape="id2" draw:start-glue-point="9" draw:end-shape="id3" draw:end-glue-point="11" svg:d="m11134 4134v5232">
          <text:p/>
        </draw:connector>
        <draw:connector draw:style-name="gr3" draw:text-style-name="P1" draw:layer="layout" draw:type="curve" svg:x1="9.366cm" svg:y1="9.366cm" svg:x2="9.366cm" svg:y2="4.134cm" draw:start-shape="id3" draw:start-glue-point="5" draw:end-shape="id2" draw:end-glue-point="7" svg:d="m9366 9366v-5232">
          <text:p/>
        </draw:connector>
        <draw:connector draw:style-name="gr3" draw:text-style-name="P1" draw:layer="layout" draw:type="curve" svg:x1="11.134cm" svg:y1="11.134cm" svg:x2="11.134cm" svg:y2="16.866cm" draw:start-shape="id3" draw:start-glue-point="9" draw:end-shape="id1" draw:end-glue-point="11" svg:d="m11134 11134v5732">
          <text:p/>
        </draw:connector>
        <draw:connector draw:style-name="gr3" draw:text-style-name="P1" draw:layer="layout" draw:type="curve" svg:x1="9.366cm" svg:y1="16.866cm" svg:x2="9.366cm" svg:y2="11.134cm" draw:start-shape="id1" draw:start-glue-point="5" draw:end-shape="id3" draw:end-glue-point="7" svg:d="m9366 16866v-5732">
          <text:p/>
        </draw:connector>
        <draw:connector draw:style-name="gr3" draw:text-style-name="P1" draw:layer="layout" draw:type="curve" svg:x1="17.5cm" svg:y1="17.75cm" svg:x2="11.5cm" svg:y2="3.25cm" draw:start-shape="id4" draw:start-glue-point="6" draw:end-shape="id2" svg:d="m17500 17750c-4498 0-1499-14500-6000-14500">
          <text:p/>
        </draw:connector>
        <draw:connector draw:style-name="gr3" draw:text-style-name="P1" draw:layer="layout" draw:type="curve" svg:x1="17.866cm" svg:y1="11.134cm" svg:x2="11.134cm" svg:y2="16.866cm" draw:start-shape="id5" draw:start-glue-point="7" draw:end-shape="id1" draw:end-glue-point="11" svg:d="m17866 11134c-5047 0-1682 5732-6732 5732">
          <text:p/>
        </draw:connector>
        <draw:connector draw:style-name="gr3" draw:text-style-name="P1" draw:layer="layout" draw:type="curve" svg:x1="20cm" svg:y1="10.25cm" svg:x2="23.1cm" svg:y2="10.25cm" draw:start-shape="id5" draw:start-glue-point="10" draw:end-shape="id6" draw:end-glue-point="6" svg:d="m20000 10250h3100">
          <text:p/>
        </draw:connector>
        <draw:connector draw:style-name="gr3" draw:text-style-name="P1" draw:layer="layout" draw:type="curve" svg:x1="20cm" svg:y1="3.25cm" svg:x2="23.466cm" svg:y2="9.366cm" draw:start-shape="id7" draw:start-glue-point="10" draw:end-shape="id6" draw:end-glue-point="5" svg:d="m20000 3250c2326 0 594 6116 3466 6116">
          <text:p/>
        </draw:connector>
        <draw:connector draw:style-name="gr3" draw:text-style-name="P1" draw:layer="layout" draw:type="curve" svg:x1="20cm" svg:y1="17.75cm" svg:x2="23.466cm" svg:y2="11.134cm" draw:start-shape="id4" draw:start-glue-point="10" draw:end-shape="id6" draw:end-glue-point="7" svg:d="m20000 17750c2326 0 594-6616 3466-6616">
          <text:p/>
        </draw:connector>
        <draw:connector draw:style-name="gr3" draw:text-style-name="P1" draw:layer="layout" draw:type="curve" svg:x1="25.234cm" svg:y1="9.366cm" svg:x2="25.234cm" svg:y2="11.134cm" draw:start-shape="id6" draw:start-glue-point="11" draw:end-shape="id6" draw:end-glue-point="9" svg:d="m25234 9366c1302 0 1302 1768 0 1768">
          <text:p/>
        </draw:connector>
        <draw:connector draw:style-name="gr3" draw:text-style-name="P1" draw:layer="layout" draw:type="curve" svg:x1="3.634cm" svg:y1="9.366cm" svg:x2="9cm" svg:y2="3.25cm" draw:start-shape="id8" draw:start-glue-point="11" draw:end-shape="id2" draw:end-glue-point="6" svg:d="m3634 9366c4300 0 1618-6116 5366-6116">
          <text:p/>
        </draw:connector>
        <draw:connector draw:style-name="gr3" draw:text-style-name="P1" draw:layer="layout" draw:type="curve" svg:x1="3.634cm" svg:y1="11.134cm" svg:x2="9cm" svg:y2="17.75cm" draw:start-shape="id8" draw:start-glue-point="9" draw:end-shape="id1" draw:end-glue-point="6" svg:d="m3634 11134c4300 0 1618 6616 5366 6616">
          <text:p/>
        </draw:connector>
        <draw:connector draw:style-name="gr3" draw:text-style-name="P1" draw:layer="layout" draw:type="curve" svg:x1="4cm" svg:y1="10.25cm" svg:x2="9cm" svg:y2="10.25cm" draw:start-shape="id8" draw:start-glue-point="10" draw:end-shape="id3" draw:end-glue-point="6" svg:d="m4000 10250h5000">
          <text:p/>
        </draw:connector>
        <draw:frame draw:style-name="gr4" draw:text-style-name="P2" draw:layer="layout" svg:width="0.9cm" svg:height="0.933cm" svg:x="12.8cm" svg:y="10.1cm">
          <draw:text-box>
            <text:p><text:span text:style-name="T1">b</text:span></text:p>
          </draw:text-box>
        </draw:frame>
        <draw:frame draw:style-name="gr4" draw:text-style-name="P2" draw:layer="layout" svg:width="0.849cm" svg:height="0.933cm" svg:x="4.651cm" svg:y="8.067cm">
          <draw:text-box>
            <text:p><text:span text:style-name="T1">a</text:span></text:p>
          </draw:text-box>
        </draw:frame>
        <draw:frame draw:style-name="gr4" draw:text-style-name="P2" draw:layer="layout" svg:width="0.849cm" svg:height="0.933cm" svg:x="12cm" svg:y="1.567cm">
          <draw:text-box>
            <text:p><text:span text:style-name="T1">a</text:span></text:p>
          </draw:text-box>
        </draw:frame>
        <draw:connector draw:style-name="gr3" draw:text-style-name="P1" draw:layer="layout" draw:type="curve" svg:x1="11.134cm" svg:y1="2.366cm" svg:x2="17.866cm" svg:y2="2.366cm" draw:start-shape="id2" draw:start-glue-point="11" draw:end-shape="id7" draw:end-glue-point="5" svg:d="m11134 2366h6732">
          <text:p/>
        </draw:connector>
        <draw:connector draw:style-name="gr3" draw:text-style-name="P1" draw:layer="layout" draw:type="curve" svg:x1="11.134cm" svg:y1="18.634cm" svg:x2="17.866cm" svg:y2="18.634cm" draw:start-shape="id1" draw:start-glue-point="9" draw:end-shape="id4" draw:end-glue-point="7" svg:d="m11134 18634h6732">
          <text:p/>
        </draw:connector>
        <draw:connector draw:style-name="gr3" draw:text-style-name="P1" draw:layer="layout" draw:type="curve" svg:x1="11.5cm" svg:y1="10.25cm" svg:x2="17.5cm" svg:y2="10.25cm" draw:start-shape="id3" draw:start-glue-point="10" draw:end-shape="id5" draw:end-glue-point="6" svg:d="m11500 10250h6000">
          <text:p/>
        </draw:connector>
        <draw:frame draw:style-name="gr4" draw:text-style-name="P2" draw:layer="layout" svg:width="1.366cm" svg:height="0.933cm" svg:x="20.151cm" svg:y="2.5cm">
          <draw:text-box>
            <text:p><text:span text:style-name="T1">c,a</text:span></text:p>
          </draw:text-box>
        </draw:frame>
        <draw:frame draw:style-name="gr4" draw:text-style-name="P2" draw:layer="layout" svg:width="0.9cm" svg:height="0.933cm" svg:x="10.5cm" svg:y="5cm">
          <draw:text-box>
            <text:p><text:span text:style-name="T1">b</text:span></text:p>
          </draw:text-box>
        </draw:frame>
        <draw:frame draw:style-name="gr4" draw:text-style-name="P2" draw:layer="layout" svg:width="0.9cm" svg:height="0.933cm" svg:x="4.6cm" svg:y="9.567cm">
          <draw:text-box>
            <text:p><text:span text:style-name="T1">b</text:span></text:p>
          </draw:text-box>
        </draw:frame>
        <draw:frame draw:style-name="gr4" draw:text-style-name="P2" draw:layer="layout" svg:width="0.849cm" svg:height="0.933cm" svg:x="4.5cm" svg:y="11.067cm">
          <draw:text-box>
            <text:p><text:span text:style-name="T1">c</text:span></text:p>
          </draw:text-box>
        </draw:frame>
        <draw:frame draw:style-name="gr4" draw:text-style-name="P2" draw:layer="layout" svg:width="0.849cm" svg:height="0.933cm" svg:x="11.7cm" svg:y="5.1cm">
          <draw:text-box>
            <text:p><text:span text:style-name="T1">c</text:span></text:p>
          </draw:text-box>
        </draw:frame>
        <draw:connector draw:style-name="gr3" draw:text-style-name="P1" draw:layer="layout" draw:type="curve" svg:x1="17.866cm" svg:y1="4.134cm" svg:x2="10.25cm" svg:y2="9cm" draw:start-shape="id7" draw:start-glue-point="7" draw:end-shape="id3" draw:end-glue-point="4" svg:d="m17866 4134c0 3925-7616 1493-7616 4866">
          <text:p/>
        </draw:connector>
        <draw:frame draw:style-name="gr4" draw:text-style-name="P2" draw:layer="layout" svg:width="0.9cm" svg:height="0.933cm" svg:x="16cm" svg:y="5.367cm">
          <draw:text-box>
            <text:p><text:span text:style-name="T1">b</text:span></text:p>
          </draw:text-box>
        </draw:frame>
        <draw:frame draw:style-name="gr4" draw:text-style-name="P2" draw:layer="layout" svg:width="1.933cm" svg:height="0.933cm" svg:x="26.2cm" svg:y="9.667cm">
          <draw:text-box>
            <text:p><text:span text:style-name="T1">a,b,c</text:span></text:p>
          </draw:text-box>
        </draw:frame>
        <draw:frame draw:style-name="gr4" draw:text-style-name="P2" draw:layer="layout" svg:width="0.849cm" svg:height="0.933cm" svg:x="9.151cm" svg:y="6.567cm">
          <draw:text-box>
            <text:p><text:span text:style-name="T1">a</text:span></text:p>
          </draw:text-box>
        </draw:frame>
        <draw:frame draw:style-name="gr4" draw:text-style-name="P2" draw:layer="layout" svg:width="0.849cm" svg:height="0.933cm" svg:x="10.5cm" svg:y="13.067cm">
          <draw:text-box>
            <text:p><text:span text:style-name="T1">c</text:span></text:p>
          </draw:text-box>
        </draw:frame>
        <draw:frame draw:style-name="gr4" draw:text-style-name="P2" draw:layer="layout" svg:width="1.416cm" svg:height="0.933cm" svg:x="20.134cm" svg:y="9.5cm">
          <draw:text-box>
            <text:p><text:span text:style-name="T1">a,b</text:span></text:p>
          </draw:text-box>
        </draw:frame>
        <draw:frame draw:style-name="gr4" draw:text-style-name="P2" draw:layer="layout" svg:width="0.849cm" svg:height="0.933cm" svg:x="13.151cm" svg:y="17.9cm">
          <draw:text-box>
            <text:p><text:span text:style-name="T1">c</text:span></text:p>
          </draw:text-box>
        </draw:frame>
        <draw:frame draw:style-name="gr4" draw:text-style-name="P2" draw:layer="layout" svg:width="0.849cm" svg:height="0.933cm" svg:x="7.8cm" svg:y="13.567cm">
          <draw:text-box>
            <text:p><text:span text:style-name="T1">a</text:span></text:p>
          </draw:text-box>
        </draw:frame>
        <draw:frame draw:style-name="gr4" draw:text-style-name="P2" draw:layer="layout" svg:width="0.9cm" svg:height="0.933cm" svg:x="9.2cm" svg:y="14cm">
          <draw:text-box>
            <text:p><text:span text:style-name="T1">b</text:span></text:p>
          </draw:text-box>
        </draw:frame>
        <draw:frame draw:style-name="gr4" draw:text-style-name="P2" draw:layer="layout" svg:width="0.849cm" svg:height="0.933cm" svg:x="15.351cm" svg:y="15.5cm">
          <draw:text-box>
            <text:p><text:span text:style-name="T1">a</text:span></text:p>
          </draw:text-box>
        </draw:frame>
        <draw:frame draw:style-name="gr4" draw:text-style-name="P2" draw:layer="layout" svg:width="1.416cm" svg:height="0.933cm" svg:x="21cm" svg:y="17cm">
          <draw:text-box>
            <text:p><text:span text:style-name="T1">b,c</text:span></text:p>
          </draw:text-box>
        </draw:frame>
        <draw:frame draw:style-name="gr4" draw:text-style-name="P2" draw:layer="layout" svg:width="0.849cm" svg:height="0.933cm" svg:x="16.252cm" svg:y="11.101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明朝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51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0T14:37:57</meta:creation-date>
    <dc:date>2011-01-20T14:58:21</dc:date>
    <meta:editing-duration>PT00H16M47S</meta:editing-duration>
    <meta:editing-cycles>32</meta:editing-cycles>
    <meta:generator>OpenOffice.org/3.2$Linux OpenOffice.org_project/320m19$Build-9505</meta:generator>
    <meta:document-statistic meta:object-count="46"/>
  </office:meta>
</office:document-meta>
</file>